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/>
    </style:style>
    <style:style style:name="P3" style:family="paragraph" style:parent-style-name="Header">
      <style:paragraph-properties fo:text-align="center" style:justify-single-word="false"/>
      <style:text-properties fo:color="#ce181e" style:font-name="Arial" fo:font-weight="bold" officeooo:rsid="00051189" officeooo:paragraph-rsid="00051189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ce181e" fo:font-weight="bold" officeooo:rsid="00051189" officeooo:paragraph-rsid="00051189" style:font-weight-asian="bold" style:font-weight-complex="bold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L2">
      <style:paragraph-properties fo:text-align="justify" style:justify-single-word="false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06e88e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0924a8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0a9066" officeooo:paragraph-rsid="000a90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412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6e88e" style:font-style-asian="normal" style:font-style-complex="normal"/>
    </style:style>
    <style:style style:name="T7" style:family="text">
      <style:text-properties fo:font-style="normal" officeooo:rsid="000a4124" style:font-style-asian="normal" style:font-style-complex="normal"/>
    </style:style>
    <style:style style:name="T8" style:family="text">
      <style:text-properties officeooo:rsid="000a412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TUDO DIRIGIDO: GERÊNCIA DE PROCESSOS</text:p>
      <text:p text:style-name="P5"/>
      <text:p text:style-name="P4">INSTRUÇÕES:</text:p>
      <text:list xml:id="list1800020550" text:style-name="L1">
        <text:list-item>
          <text:p text:style-name="P11">Os exercícios abaixo deverão ser feitos dentro do terminal do Linux</text:p>
        </text:list-item>
        <text:list-item>
          <text:p text:style-name="P11">Os exercícios estão, em sua maioria, dependentes um dos outros. Ou seja, o segundo depende do primeiro, o terceiro do segundo, e assim sucessivamente. Procure fazê-los na ordem.</text:p>
        </text:list-item>
        <text:list-item>
          <text:p text:style-name="P11"><text:span text:style-name="Fonte_20_parág._20_padrão"><text:span text:style-name="T1">Deverá ser entregue um relatório, até a data final especificada, contendo a sequência de comandos que vocês digitaram para realizar cada item do trabalho. <text:line-break/></text:span></text:span>A sequência de comandos <text:span text:style-name="Fonte_20_parág._20_padrão"><text:span text:style-name="T2">deverá</text:span></text:span> ser um screenshot da tela de terminal com os comandos que vocês utilizaram.</text:p>
        </text:list-item>
        <text:list-item>
          <text:p text:style-name="P12">Os comandos deverão ser explicados, bem como o significado de seus parâmetros.</text:p>
        </text:list-item>
        <text:list-item>
          <text:p text:style-name="P11">Entregue este trabalho em formato PDF! Coloque o seu nome no lugar do nome do aluno acima!</text:p>
        </text:list-item>
      </text:list>
      <text:p text:style-name="P9">TODO: PATH, export, execução</text:p>
      <text:p text:style-name="P4">ESPECIFICAÇÃO (Considerando o Xubuntu):</text:p>
      <text:p text:style-name="P6"/>
      <text:list xml:id="list1555982638" text:style-name="L2">
        <text:list-item>
          <text:p text:style-name="P14">Instale os seguintes programas utilizando o terminal:</text:p>
          <text:list>
            <text:list-item>
              <text:p text:style-name="P14">Gimp</text:p>
            </text:list-item>
            <text:list-item>
              <text:p text:style-name="P14">Shutter</text:p>
            </text:list-item>
            <text:list-item>
              <text:p text:style-name="P14">Fortune</text:p>
            </text:list-item>
          </text:list>
        </text:list-item>
      </text:list>
      <text:p text:style-name="P8"/>
      <text:list xml:id="list193134209323077" text:continue-numbering="true" text:style-name="L2">
        <text:list-item>
          <text:p text:style-name="P14">Inicie, nessa ordem e pelo terminal, os seguintes programas:</text:p>
          <text:list>
            <text:list-item>
              <text:p text:style-name="P14">Gimp, em <text:span text:style-name="Fonte_20_parág._20_padrão"><text:span text:style-name="T3">background </text:span></text:span><text:span text:style-name="Fonte_20_parág._20_padrão"><text:span text:style-name="T6">(segundo plano)</text:span></text:span></text:p>
            </text:list-item>
            <text:list-item>
              <text:p text:style-name="P15">Shutter, em <text:span text:style-name="Fonte_20_parág._20_padrão"><text:span text:style-name="T3">background </text:span></text:span><text:span text:style-name="Fonte_20_parág._20_padrão"><text:span text:style-name="T6">(segundo plano)</text:span></text:span></text:p>
            </text:list-item>
            <text:list-item>
              <text:p text:style-name="P15">Firefox, em <text:span text:style-name="Fonte_20_parág._20_padrão"><text:span text:style-name="T3">foreground </text:span></text:span><text:span text:style-name="Fonte_20_parág._20_padrão"><text:span text:style-name="T6">(primeiro plano)</text:span></text:span></text:p>
            </text:list-item>
          </text:list>
        </text:list-item>
      </text:list>
      <text:p text:style-name="P7"/>
      <text:list xml:id="list193133427609579" text:continue-numbering="true" text:style-name="L2">
        <text:list-item>
          <text:p text:style-name="P16">Pause o Firefox e coloque-o em <text:span text:style-name="T3">background</text:span>. </text:p>
          <text:p text:style-name="P16"/>
        </text:list-item>
        <text:list-item>
          <text:p text:style-name="P16">Mostre os PID’s (Process ID’s) e identificadores de Job dos processos criados.</text:p>
        </text:list-item>
      </text:list>
      <text:p text:style-name="P8"/>
      <text:list xml:id="list193134183913115" text:continue-numbering="true" text:style-name="L2">
        <text:list-item>
          <text:p text:style-name="P14">Pelo terminal, termine <text:span text:style-name="T8">o processo </text:span><text:span text:style-name="T4">gimp</text:span></text:p>
          <text:p text:style-name="P14"><text:span text:style-name="T4"/></text:p>
        </text:list-item>
        <text:list-item>
          <text:p text:style-name="P17"><text:span text:style-name="T7">P</text:span><text:span text:style-name="T5">elo terminal</text:span><text:span text:style-name="T3">, </text:span><text:span text:style-name="T5">disassocie o processo </text:span><text:span text:style-name="T3">shutter</text:span><text:span text:style-name="T5"> de seu terminal. Feche o terminal em que você está trabalhando. O que aconteceu com os programas que ainda estavam abertos? Explique.</text:span></text:p>
        </text:list-item>
      </text:list>
      <text:p text:style-name="P8"/>
      <text:list xml:id="list193132800255276" text:continue-numbering="true" text:style-name="L2">
        <text:list-item>
          <text:p text:style-name="P14">Desinstale todos os programas instalados no exercício 1</text:p>
        </text:list-item>
      </text:list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fo:color="#ce181e" style:font-name="Arial" fo:font-weight="bold" officeooo:rsid="00051189" officeooo:paragraph-rsid="0005118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essor Bruno Policarpo Toledo Freitas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6-15T12:59:00Z</meta:creation-date>
    <dc:date>2020-04-21T19:31:32.519021737</dc:date>
    <meta:editing-cycles>25</meta:editing-cycles>
    <meta:editing-duration>PT13M13S</meta:editing-duration>
    <meta:document-statistic meta:table-count="0" meta:image-count="0" meta:object-count="0" meta:page-count="1" meta:paragraph-count="28" meta:word-count="269" meta:character-count="1705" meta:non-whitespace-character-count="1467"/>
    <meta:template xlink:type="simple" xlink:actuate="onRequest" xlink:title="" xlink:href="Normal.dotm"/>
  </office:meta>
</office:document-meta>
</file>